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55cm" fo:min-width="1cm" fo:padding-top="0cm" fo:padding-bottom="0cm" fo:padding-left="0cm" fo:padding-right="0cm" style:writing-mode="lr-tb"/>
      <style:paragraph-properties style:writing-mode="lr-tb"/>
    </style:style>
    <style:style style:name="gr3" style:family="graphic" style:parent-style-name="standard">
      <style:graphic-properties draw:stroke="dash" draw:stroke-dash="Fine_20_Dashed" svg:stroke-width="0.035cm" svg:stroke-color="#000000" draw:marker-start-width="0.252cm" draw:marker-end-width="0.252cm" svg:stroke-linecap="butt" draw:fill="none" draw:textarea-horizontal-align="justify" draw:textarea-vertical-align="top" draw:auto-grow-height="false" fo:min-height="4.413cm" fo:min-width="7.712cm" fo:padding-top="0cm" fo:padding-bottom="0cm" fo:padding-left="0cm" fo:padding-right="0cm" style:writing-mode="lr-tb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62cm" fo:min-width="2.37cm" fo:padding-top="0cm" fo:padding-bottom="0cm" fo:padding-left="0cm" fo:padding-right="0cm" style:writing-mode="lr-tb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-width="0.252cm" draw:marker-end-width="0.252cm" svg:stroke-linecap="square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07cm" fo:min-width="1.318cm" fo:padding-top="0cm" fo:padding-bottom="0cm" fo:padding-left="0cm" fo:padding-right="0cm" style:writing-mode="lr-tb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-width="0.252cm" draw:marker-end-width="0.252cm" draw:stroke-linejoin="round" svg:stroke-linecap="square" draw:fill="none" draw:textarea-vertical-align="middle" fo:padding-top="0.142cm" fo:padding-bottom="0.142cm" fo:padding-left="0.267cm" fo:padding-right="0.267cm"/>
    </style:style>
    <style:style style:name="gr8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1.806cm" fo:padding-top="0cm" fo:padding-bottom="0cm" fo:padding-left="0cm" fo:padding-right="0cm" style:writing-mode="lr-tb"/>
      <style:paragraph-properties style:writing-mode="lr-tb"/>
    </style:style>
    <style:style style:name="gr9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84cm" fo:min-width="1.083cm" fo:padding-top="0cm" fo:padding-bottom="0cm" fo:padding-left="0cm" fo:padding-right="0cm" style:writing-mode="lr-tb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07cm" fo:min-width="1.32cm" fo:padding-top="0cm" fo:padding-bottom="0cm" fo:padding-left="0cm" fo:padding-right="0cm" style:writing-mode="lr-tb"/>
      <style:paragraph-properties style:writing-mode="lr-tb"/>
    </style:style>
    <style:style style:name="gr11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84cm" fo:min-width="1.083cm" fo:padding-top="0cm" fo:padding-bottom="0cm" fo:padding-left="0cm" fo:padding-right="0cm" style:writing-mode="lr-tb"/>
      <style:paragraph-properties style:writing-mode="lr-tb"/>
    </style:style>
    <style:style style:name="gr12" style:family="graphic" style:parent-style-name="standard">
      <style:graphic-properties draw:stroke="none" draw:stroke-dash="Dash_20_Dot_20_3" svg:stroke-width="0cm" draw:stroke-linejoin="none" svg:stroke-linecap="butt" draw:fill="solid" draw:fill-color="#000000" draw:textarea-horizontal-align="center" draw:textarea-vertical-align="middle"/>
    </style:style>
    <style:style style:name="P1" style:family="paragraph">
      <loext:graphic-properties draw:fill="none"/>
      <style:paragraph-properties fo:margin-top="0cm" fo:margin-bottom="0.4cm" fo:text-align="center"/>
      <style:text-properties style:font-name="Latin Modern Roman"/>
    </style:style>
    <style:style style:name="P2" style:family="paragraph"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3" style:family="paragraph">
      <loext:graphic-properties draw:fill="none"/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style:font-name="Latin Modern Roman"/>
    </style:style>
    <style:style style:name="P5" style:family="paragraph">
      <style:paragraph-properties fo:text-align="center" style:writing-mode="lr-tb"/>
      <style:text-properties style:font-name="Latin Modern Roman" fo:font-size="8pt" style:font-size-asian="8pt" style:font-size-complex="8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8pt" style:font-size-asian="8pt" style:font-size-complex="8pt"/>
    </style:style>
    <style:style style:name="P7" style:family="paragraph">
      <loext:graphic-properties draw:fill="none"/>
      <style:paragraph-properties fo:text-align="center" style:writing-mode="lr-tb"/>
      <style:text-properties style:font-name="Latin Modern Roman" fo:font-size="8pt" style:font-size-asian="8pt" style:font-size-complex="8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P10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Latin Modern Roman" fo:font-size="12pt" style:font-size-asian="12pt" style:font-size-complex="12pt"/>
    </style:style>
    <style:style style:name="T2" style:family="text">
      <style:text-properties style:font-name="Latin Modern Roman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line draw:style-name="gr1" draw:text-style-name="P1" draw:layer="layout" svg:x1="0.1cm" svg:y1="2.099cm" svg:x2="1.6cm" svg:y2="2.1cm">
          <text:p/>
        </draw:line>
        <draw:custom-shape draw:style-name="gr2" draw:text-style-name="P3" draw:layer="layout" svg:width="1.7cm" svg:height="2cm" svg:x="11.7cm" svg:y="1.099cm">
          <text:p text:style-name="P2"><text:span text:style-name="T1">DS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4" draw:layer="layout" svg:x1="3.6cm" svg:y1="2.1cm" svg:x2="6.3cm" svg:y2="2.1cm">
          <text:p/>
        </draw:line>
        <draw:line draw:style-name="gr1" draw:text-style-name="P4" draw:layer="layout" svg:x1="10.2cm" svg:y1="2.099cm" svg:x2="11.7cm" svg:y2="2.099cm">
          <text:p/>
        </draw:line>
        <draw:line draw:style-name="gr1" draw:text-style-name="P4" draw:layer="layout" svg:x1="13.4cm" svg:y1="2.1cm" svg:x2="15.9cm" svg:y2="2.1cm">
          <text:p/>
        </draw:line>
        <draw:custom-shape draw:style-name="gr3" draw:text-style-name="P3" draw:layer="layout" svg:width="8.5cm" svg:height="5.001cm" svg:x="5.6cm" svg:y="0.099cm">
          <text:p text:style-name="P2"><text:span text:style-name="T1">Mikrokontroler STM32F4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cm" svg:height="1cm" svg:x="10.401cm" svg:y="3.6cm">
          <text:p text:style-name="P2"><text:span text:style-name="T1">Liczn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7.2cm" svg:y1="4.1cm" svg:x2="7.2cm" svg:y2="3.1cm">
          <text:p/>
        </draw:line>
        <draw:line draw:style-name="gr5" draw:text-style-name="P4" draw:layer="layout" svg:x1="10.4cm" svg:y1="4.1cm" svg:x2="7.2cm" svg:y2="4.1cm">
          <text:p/>
        </draw:line>
        <draw:custom-shape draw:style-name="gr6" draw:text-style-name="P7" draw:layer="layout" svg:width="1.998cm" svg:height="1.5cm" svg:x="0.102cm" svg:y="3.601cm">
          <text:p text:style-name="P5"><text:span text:style-name="T2">LD1117</text:span></text:p>
          <text:p text:style-name="P6"><text:span text:style-name="T1">Źródł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.6cm" svg:y1="4.4cm" svg:x2="2.6cm" svg:y2="3.1cm">
          <text:p/>
        </draw:line>
        <draw:line draw:style-name="gr7" draw:text-style-name="P4" draw:layer="layout" svg:x1="2.1cm" svg:y1="4.4cm" svg:x2="2.6cm" svg:y2="4.4cm">
          <text:p/>
        </draw:line>
        <draw:custom-shape draw:style-name="gr8" draw:text-style-name="P9" draw:layer="layout" svg:width="2cm" svg:height="2cm" svg:x="1.601cm" svg:y="1.099cm">
          <text:p text:style-name="P8"><text:span text:style-name="T2">MCP6002</text:span></text:p>
          <text:p text:style-name="P8"><text:span text:style-name="T1">A/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1.199cm" svg:height="2cm" svg:x="6.301cm" svg:y="1.1cm">
          <text:p text:style-name="P8"><text:span text:style-name="T1">P/P</text:span></text:p>
          <text:p text:style-name="P8"><text:span text:style-name="T1">A/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2cm" svg:height="1.5cm" svg:x="3.103cm" svg:y="3.602cm">
          <text:p text:style-name="P5"><text:span text:style-name="T2">AP7343</text:span></text:p>
          <text:p text:style-name="P6"><text:span text:style-name="T1">Źródł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6.6cm" svg:y1="4.4cm" svg:x2="5.1cm" svg:y2="4.4cm">
          <text:p/>
        </draw:line>
        <draw:line draw:style-name="gr1" draw:text-style-name="P1" draw:layer="layout" svg:x1="6.6cm" svg:y1="4.4cm" svg:x2="6.6cm" svg:y2="3.109cm">
          <text:p/>
        </draw:line>
        <draw:line draw:style-name="gr1" draw:text-style-name="P4" draw:layer="layout" svg:x1="7.492cm" svg:y1="2.081cm" svg:x2="8.992cm" svg:y2="2.081cm">
          <text:p/>
        </draw:line>
        <draw:custom-shape draw:style-name="gr11" draw:text-style-name="P9" draw:layer="layout" svg:width="1.199cm" svg:height="2cm" svg:x="9.001cm" svg:y="1.101cm">
          <text:p text:style-name="P8"><text:span text:style-name="T1">C/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2§display§s(t)§svg§600§TRUE§</svg:desc>
          <draw:path draw:style-name="gr12" draw:text-style-name="P10" draw:layer="layout" svg:width="0.155cm" svg:height="0.189cm" svg:x="0.2cm" svg:y="1.681cm" svg:viewBox="0 0 156 190" svg:d="M156 36c0-19-19-36-51-36-56 0-70 42-70 61 0 32 30 38 43 42 21 4 43 8 43 31 0 11-10 47-60 47-6 0-38 0-48-23 16 2 27-10 27-21 0-10-8-16-16-16-11 0-24 10-24 29 0 24 24 40 61 40 67 0 84-51 84-70 0-15-8-25-13-30-11-12-23-15-42-18-15-4-33-6-33-25 0-12 11-39 48-39 11 0 32 4 38 20-11 1-20 10-20 19 0 6 3 12 12 12s21-8 21-23z">
            <text:p/>
          </draw:path>
          <draw:path draw:style-name="gr12" draw:text-style-name="P10" draw:layer="layout" svg:width="0.096cm" svg:height="0.418cm" svg:x="0.418cm" svg:y="1.552cm" svg:viewBox="0 0 97 419" svg:d="M97 414c0-1-1-2-1-3-44-33-73-116-73-183 0-12 0-24 0-36 0-67 29-151 73-184 0-1 1-2 1-3 0-3-2-5-4-5-1 0-1 1-2 1-47 35-91 119-91 191 0 12 0 24 0 36 0 71 44 155 91 190 1 0 1 1 2 1 2 0 4-2 4-5z">
            <text:p/>
          </draw:path>
          <draw:path draw:style-name="gr12" draw:text-style-name="P10" draw:layer="layout" svg:width="0.128cm" svg:height="0.267cm" svg:x="0.549cm" svg:y="1.603cm" svg:viewBox="0 0 129 268" svg:d="M129 86c0-5-4-5-12-5-12 0-24 0-37 0 16-58 18-67 18-69 0-7-6-12-13-12-1 0-12 0-17 16-5 22-10 43-15 65-13 0-27 0-40 0-8 0-13 0-13 9 0 5 4 5 12 5 12 0 25 0 37 0-30 119-32 127-32 134 0 22 17 39 39 39 42 0 66-62 66-64 0-5-3-5-5-5-3 0-3 1-6 6-18 43-40 54-55 54-8 0-13-6-13-20 0-10 1-13 3-20 10-41 20-83 31-124 13 0 26 0 39 0 9 0 13 0 13-9z">
            <text:p/>
          </draw:path>
          <draw:path draw:style-name="gr12" draw:text-style-name="P10" draw:layer="layout" svg:width="0.096cm" svg:height="0.418cm" svg:x="0.715cm" svg:y="1.552cm" svg:viewBox="0 0 97 419" svg:d="M97 228c0-12 0-24 0-36 0-72-44-156-91-191-1 0-1-1-2-1-2 0-4 2-4 5 0 1 0 2 1 3 45 33 73 117 73 184 0 12 0 24 0 36 0 67-28 150-73 183-1 1-1 2-1 3 0 3 2 5 4 5 1 0 1-1 2-1 47-35 91-119 91-190z">
            <text:p/>
          </draw:path>
        </draw:g>
        <draw:g>
          <svg:title>TexMaths</svg:title>
          <svg:desc>12§display§y(t)§svg§600§TRUE§</svg:desc>
          <draw:path draw:style-name="gr12" draw:text-style-name="P10" draw:layer="layout" svg:width="0.193cm" svg:height="0.271cm" svg:x="3.7cm" svg:y="1.683cm" svg:viewBox="0 0 194 272" svg:d="M194 16c0-8-6-12-12-12-5 0-11 3-14 9-1 3-5 15-6 23-3 11-6 22-9 33-6 26-12 51-19 76-2 6-20 36-48 36-21 0-25-19-25-35 0-19 6-44 20-81 8-18 9-23 9-31 0-18-13-34-34-34-40 0-56 61-56 65 0 3 4 2 6 3 4 0 4-1 6-7 12-39 29-53 43-53 2 0 10 0 10 15 0 9-4 20-8 28-16 45-23 69-23 89 0 37 26 50 51 50 17 0 30-7 42-19-5 22-11 42-28 65-10 14-26 26-45 26-6 0-25-1-32-18 7 0 12 0 18-5 4-3 8-9 8-16 0-13-11-16-16-16-9 0-22 7-22 28s18 37 44 37c43 0 86-39 98-86 14-54 27-107 41-161 1-6 1-7 1-9z">
            <text:p/>
          </draw:path>
          <draw:path draw:style-name="gr12" draw:text-style-name="P10" draw:layer="layout" svg:width="0.096cm" svg:height="0.418cm" svg:x="3.948cm" svg:y="1.554cm" svg:viewBox="0 0 97 419" svg:d="M97 414c0-1 0-2-1-3-44-33-73-116-73-183 0-12 0-24 0-36 0-67 29-151 73-184 1-1 1-2 1-3 0-3-2-5-4-5-1 0-1 1-2 1-47 35-91 119-91 191 0 12 0 24 0 36 0 71 44 155 91 190 1 0 1 1 2 1 2 0 4-2 4-5z">
            <text:p/>
          </draw:path>
          <draw:path draw:style-name="gr12" draw:text-style-name="P10" draw:layer="layout" svg:width="0.128cm" svg:height="0.267cm" svg:x="4.078cm" svg:y="1.605cm" svg:viewBox="0 0 129 268" svg:d="M129 86c0-5-4-5-12-5-12 0-24 0-37 0 16-58 18-67 18-69 0-7-6-12-13-12-1 0-12 0-17 16-5 22-10 43-15 65-13 0-27 0-40 0-8 0-13 0-13 9 0 5 4 5 12 5 12 0 25 0 37 0-30 119-32 127-32 134 0 22 17 39 39 39 42 0 66-62 66-64 0-5-2-5-5-5s-3 1-6 6c-18 43-40 54-55 54-8 0-13-6-13-20 0-10 1-13 4-20 10-41 20-83 30-124 13 0 26 0 39 0 9 0 13 0 13-9z">
            <text:p/>
          </draw:path>
          <draw:path draw:style-name="gr12" draw:text-style-name="P10" draw:layer="layout" svg:width="0.096cm" svg:height="0.418cm" svg:x="4.245cm" svg:y="1.554cm" svg:viewBox="0 0 97 419" svg:d="M97 228c0-12 0-24 0-36 0-72-44-156-91-191-1 0-1-1-2-1-2 0-4 2-4 5 0 1 1 2 1 3 45 33 73 117 73 184 0 12 0 24 0 36 0 67-28 150-73 183 0 1-1 2-1 3 0 3 2 5 4 5 1 0 1-1 2-1 47-35 91-119 91-190z">
            <text:p/>
          </draw:path>
        </draw:g>
        <draw:g>
          <svg:title>TexMaths</svg:title>
          <svg:desc>12§display§c(i)§svg§600§TRUE§</svg:desc>
          <draw:path draw:style-name="gr12" draw:text-style-name="P10" draw:layer="layout" svg:width="0.163cm" svg:height="0.189cm" svg:x="7.603cm" svg:y="1.684cm" svg:viewBox="0 0 164 190" svg:d="M164 141c0-2-2-6-5-6-2 0-3 2-6 5-33 41-79 41-84 41-26 0-38-21-38-46 0-16 9-57 23-83 13-24 36-42 60-42 14 0 30 4 36 16-7 0-13 0-19 6s-8 14-8 17c0 10 8 14 16 14 12 0 24-10 24-27 0-20-20-36-50-36-57 0-113 60-113 120 0 37 25 70 68 70 60 0 96-44 96-49z">
            <text:p/>
          </draw:path>
          <draw:path draw:style-name="gr12" draw:text-style-name="P10" draw:layer="layout" svg:width="0.096cm" svg:height="0.417cm" svg:x="7.821cm" svg:y="1.556cm" svg:viewBox="0 0 97 418" svg:d="M97 413c0-1-1-1-1-2-44-34-73-118-73-185 0-11 0-23 0-34 0-67 29-151 73-185 0-1 1-1 1-2 0-3-2-5-4-5-1 0-2 0-3 1-46 35-90 119-90 191 0 11 0 23 0 34 0 72 44 156 90 191 1 1 2 1 3 1 2 0 4-2 4-5z">
            <text:p/>
          </draw:path>
          <draw:path draw:style-name="gr12" draw:text-style-name="P10" draw:layer="layout" svg:width="0.11cm" svg:height="0.282cm" svg:x="7.954cm" svg:y="1.592cm" svg:viewBox="0 0 111 283" svg:d="M108 16c0-9-6-16-16-16-12 0-23 12-23 23 0 8 6 15 16 15s23-9 23-22zM111 218c0-5-3-5-4-5-5 0-5 3-8 9-7 26-21 51-41 51-8 0-11-4-11-13 0-11 2-17 12-42 5-15 11-30 16-44 5-12 5-14 10-24 2-9 5-15 5-23 0-19-13-35-35-35-38 0-55 61-55 65 0 5 3 3 5 5 5 0 5-2 7-9 11-39 29-51 42-51 4 0 11 0 11 13 0 10-3 18-5 22-2 10-22 59-29 77-3 11-9 26-9 34 0 20 14 35 34 35 40 0 55-61 55-65z">
            <text:p/>
          </draw:path>
          <draw:path draw:style-name="gr12" draw:text-style-name="P10" draw:layer="layout" svg:width="0.096cm" svg:height="0.417cm" svg:x="8.111cm" svg:y="1.556cm" svg:viewBox="0 0 97 418" svg:d="M97 226c0-11 0-23 0-34 0-72-44-156-90-191-1-1-1-1-2-1-3 0-5 2-5 5 0 1 1 1 1 2 45 34 73 118 73 185 0 11 0 23 0 34 0 67-28 151-73 185 0 1-1 1-1 2 0 3 2 5 5 5 1 0 1 0 2-1 46-35 90-119 90-191z">
            <text:p/>
          </draw:path>
        </draw:g>
        <draw:g>
          <svg:title>TexMaths</svg:title>
          <svg:desc>12§display§x(i)§svg§600§TRUE§</svg:desc>
          <draw:path draw:style-name="gr12" draw:text-style-name="P10" draw:layer="layout" svg:width="0.209cm" svg:height="0.189cm" svg:x="10.304cm" svg:y="1.682cm" svg:viewBox="0 0 210 190" svg:d="M210 28c0-22-24-28-39-28-25 0-39 22-44 31-11-27-34-31-46-31-44 0-68 54-68 65 0 3 3 2 5 3 4 0 5-1 6-5 14-44 42-55 56-55 9 0 23 4 23 29 0 13-7 41-23 100-7 26-21 44-39 44-3 0-12 0-22-6 11-1 21-11 21-23 0-11-10-14-16-14-13 0-24 10-24 24 0 20 22 28 40 28 28 0 43-30 44-32 5 16 20 32 45 32 44 0 68-55 68-64 0-5-4-5-5-5-4 0-5 1-5 5-14 44-43 55-56 55-17 0-23-13-23-28 0-9 2-19 7-37 4-19 9-38 13-57 4-11 13-51 42-51 3 0 12 0 22 6-12 3-21 12-21 23 0 6 5 14 16 14 10 0 23-7 23-23z">
            <text:p/>
          </draw:path>
          <draw:path draw:style-name="gr12" draw:text-style-name="P10" draw:layer="layout" svg:width="0.097cm" svg:height="0.418cm" svg:x="10.575cm" svg:y="1.553cm" svg:viewBox="0 0 98 419" svg:d="M98 414c0-1-1-2-2-3-43-33-73-116-73-183 0-12 0-24 0-36 0-67 30-151 73-184 1-1 2-2 2-3 0-3-2-5-5-5-1 0-1 1-2 1-47 35-91 119-91 191 0 12 0 24 0 36 0 71 44 155 91 190 1 0 1 1 2 1 3 0 5-2 5-5z">
            <text:p/>
          </draw:path>
          <draw:path draw:style-name="gr12" draw:text-style-name="P10" draw:layer="layout" svg:width="0.109cm" svg:height="0.282cm" svg:x="10.709cm" svg:y="1.59cm" svg:viewBox="0 0 110 283" svg:d="M107 14c0-8-6-14-16-14-11 0-23 11-23 22 0 8 6 15 17 15 10 0 22-9 22-23zM110 218c0-5-3-5-5-5-3 0-3 1-6 7-7 27-21 53-43 53-7 0-9-5-9-14 0-10 2-16 12-42 5-15 11-30 16-45 5-12 5-13 9-24 3-8 6-14 6-22 0-18-13-34-35-34-39 0-55 61-55 65 0 3 3 2 5 3 3 0 5-1 7-7 11-39 28-52 42-52 4 0 11 0 11 14 0 8-4 17-5 22-4 10-23 59-29 77-5 11-9 24-9 34 0 19 14 35 33 35 40 0 55-61 55-65z">
            <text:p/>
          </draw:path>
          <draw:path draw:style-name="gr12" draw:text-style-name="P10" draw:layer="layout" svg:width="0.096cm" svg:height="0.418cm" svg:x="10.866cm" svg:y="1.553cm" svg:viewBox="0 0 97 419" svg:d="M97 228c0-12 0-24 0-36 0-72-44-156-91-191-1 0-1-1-2-1-3 0-4 2-4 5 0 1 0 2 1 3 45 33 73 117 73 184 0 12 0 24 0 36 0 67-28 150-73 183-1 1-1 2-1 3 0 3 1 5 4 5 1 0 1-1 2-1 47-35 91-119 91-190z">
            <text:p/>
          </draw:path>
        </draw:g>
        <draw:g>
          <svg:title>TexMaths</svg:title>
          <svg:desc>12§display§\mathbf{X}(j)§svg§600§TRUE§</svg:desc>
          <draw:path draw:style-name="gr12" draw:text-style-name="P10" draw:layer="layout" svg:width="0.336cm" svg:height="0.288cm" svg:x="14.205cm" svg:y="1.578cm" svg:viewBox="0 0 337 289" svg:d="M337 289c0-7 0-14 0-21-14 0-27 0-41 0-35-49-71-98-107-147 24-31 48-62 71-92 5-6 5-6 19-7 11-3 13-3 25-3 4 0 8 0 12 0 0-6 0-13 0-19-18 1-38 1-56 1-17 0-49 0-63-1 0 6 0 13 0 19 7 0 24 0 38 5 0 1-2 4-4 5-18 24-36 49-55 74-20-28-40-56-60-84 12 0 23 0 35 0 0-6 0-13 0-19-18 1-58 1-77 1-16 0-52 0-68-1 0 6 0 13 0 19 14 0 28 0 42 0 31 43 62 86 93 129-28 38-56 75-85 112-3 5-4 6-18 7-8 1-18 1-26 1-4 0-8 0-12 0 0 7 0 14 0 21 18-2 38-2 56-2 17 0 49 0 64 2 0-7 0-14 0-21-7 0-24 0-38-5 1 0 2-2 3-3 23-31 46-62 70-92 24 33 48 67 73 100-12 0-23 0-35 0 0 7 0 14 0 21 17-2 58-2 75-2s54 0 69 2z">
            <text:p/>
          </draw:path>
          <draw:path draw:style-name="gr12" draw:text-style-name="P10" draw:layer="layout" svg:width="0.096cm" svg:height="0.418cm" svg:x="14.599cm" svg:y="1.552cm" svg:viewBox="0 0 97 419" svg:d="M97 414c0-1-1-2-2-3-43-33-72-116-72-183 0-12 0-24 0-36 0-67 29-151 72-184 1-1 2-2 2-3 0-3-2-5-5-5-1 0-1 1-2 1-47 35-90 119-90 191 0 12 0 24 0 36 0 71 43 155 90 190 1 0 1 1 2 1 3 0 5-2 5-5z">
            <text:p/>
          </draw:path>
          <draw:path draw:style-name="gr12" draw:text-style-name="P10" draw:layer="layout" svg:width="0.172cm" svg:height="0.363cm" svg:x="14.714cm" svg:y="1.589cm" svg:viewBox="0 0 173 364" svg:d="M173 14c0-7-6-14-16-14s-23 10-23 22c0 8 6 15 16 15 11 0 23-11 23-23zM157 131c0-24-18-39-38-39-43 0-67 61-67 65 0 3 3 2 4 3 4 0 5 0 8-8 10-25 29-51 53-51 6 0 14 2 14 19 0 11-2 14-4 21-13 53-26 105-40 157-7 32-27 56-51 56-2 0-8 0-16-3 12-4 18-15 18-23 0-6-4-14-15-14s-23 8-23 24 17 26 37 26c29 0 68-23 79-65 13-51 26-102 39-153 2-8 2-14 2-15z">
            <text:p/>
          </draw:path>
          <draw:path draw:style-name="gr12" draw:text-style-name="P10" draw:layer="layout" svg:width="0.096cm" svg:height="0.418cm" svg:x="14.923cm" svg:y="1.552cm" svg:viewBox="0 0 97 419" svg:d="M97 228c0-12 0-24 0-36 0-72-44-156-91-191-1 0-1-1-2-1-3 0-4 2-4 5 0 1 0 2 1 3 45 33 73 117 73 184 0 12 0 24 0 36 0 67-28 150-73 183-1 1-1 2-1 3 0 3 1 5 4 5 1 0 1-1 2-1 47-35 91-119 91-190z">
            <text:p/>
          </draw:path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_20_Dot_20_3" draw:display-name="Dash Dot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1cm" fo:page-width="16cm" fo:page-height="5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2-04-04T15:19:31.706181355</meta:creation-date>
    <dc:date>2023-08-30T17:25:39.855876456</dc:date>
    <dc:creator>Łukasz Dróżdż</dc:creator>
    <meta:editing-duration>PT1H19M57S</meta:editing-duration>
    <meta:editing-cycles>19</meta:editing-cycles>
    <meta:generator>LibreOffice/7.5.5.2$Linux_X86_64 LibreOffice_project/50$Build-2</meta:generator>
    <meta:document-statistic meta:object-count="44"/>
  </office:meta>
</office:document-meta>
</file>